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SerializerImpl._getXmlVersion( Node nod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OMSerializerImpl.prepareForSerialization( XMLSerializer ser , Node nod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9">
            <text:p text:style-name="Table_20_Contents">19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DOMSerializerImpl.setParameter( String name , Object value )</text:p>
          </table:table-cell>
          <table:table-cell office:value-type="float" office:value="41">
            <text:p text:style-name="Table_20_Contents">41</text:p>
          </table:table-cell>
          <table:table-cell office:value-type="float" office:value="39">
            <text:p text:style-name="Table_20_Contents">39</text:p>
          </table:table-cell>
          <table:table-cell office:value-type="float" office:value="129">
            <text:p text:style-name="Table_20_Contents">129</text:p>
          </table:table-cell>
        </table:table-row>
        <table:table-row>
          <table:table-cell office:value-type="string">
            <text:p text:style-name="Table_20_Contents">DOMSerializerImpl._getInputEncoding( Node nod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OMSerializerImpl.canSetParameter( String name , Object state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21">
            <text:p text:style-name="Table_20_Contents">21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DOMSerializerImpl.get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erializerImpl.copySettings( XMLSerializer src , XMLSerializer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SerializerImpl.setNewLine( String new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erializerImpl.getDom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erializerImpl.write( Node node , LSOutput destination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05">
            <text:p text:style-name="Table_20_Contents">105</text:p>
          </table:table-cell>
        </table:table-row>
        <table:table-row>
          <table:table-cell office:value-type="string">
            <text:p text:style-name="Table_20_Contents">DOMSerializerImpl.initSerializer( XMLSerializer 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SerializerImpl.DOMSerializ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MSerializerImpl._getXmlEncoding( Node nod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OMSerializerImpl.verify( Node node , boolean verifyNames , boolean xml11Version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03">
            <text:p text:style-name="Table_20_Contents">103</text:p>
          </table:table-cell>
        </table:table-row>
        <table:table-row>
          <table:table-cell office:value-type="string">
            <text:p text:style-name="Table_20_Contents">DOMSerializerImpl.writeToURI( Node node , String URI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DocumentMethods.Document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SerializerImpl.getParameter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DOMSerializerImpl.getNew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erializerImpl.setFilter( LSSerializer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erializerImpl.getParameter( String name )</text:p>
          </table:table-cell>
          <table:table-cell office:value-type="float" office:value="41">
            <text:p text:style-name="Table_20_Contents">41</text:p>
          </table:table-cell>
          <table:table-cell office:value-type="float" office:value="46">
            <text:p text:style-name="Table_20_Contents">46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DOMSerializerImpl.writeToString( Node wnod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63">
            <text:p text:style-name="Table_20_Contents">6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